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ServerHttpRequestTests.getHeadersWithEmptyContentTypeAnd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ServerHttpRequestTests.getUriWith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ServerHttpRequestTests.getHeadersWithWildcard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ervletServerHttpRequestTests.getUriWith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rvletServerHttpRequestTests.get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rvletServerHttpRequestTests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ervletServerHttpRequestTests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erHttpRequestTests.getUriWith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erverHttpRequestTests.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ServerHttpRequestTests.getUriForSimple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ServerHttpRequestTests.getEmptyForm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ServerHttpRequestTests.getUriWithMalformedQueryPar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letServerHttpRequestTests.getFormBod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